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>#include&lt;fstream.h&gt;</text:p>
      <text:p text:style-name="Normal">#include&lt;conio.h&gt;</text:p>
      <text:p text:style-name="Normal">#include&lt;string.h&gt;</text:p>
      <text:p text:style-name="Normal">#include&lt;stdio.h&gt;</text:p>
      <text:p text:style-name="Normal"/>
      <text:p text:style-name="Normal">class dress{</text:p>
      <text:p text:style-name="Normal">        private:</text:p>
      <text:p text:style-name="Normal">            char filename[20];</text:p>
      <text:p text:style-name="Normal"/>
      <text:p text:style-name="Normal">        protected:</text:p>
      <text:p text:style-name="Normal"/>
      <text:p text:style-name="Normal">            char dressname[60];</text:p>
      <text:p text:style-name="Normal">            char dressid[10];</text:p>
      <text:p text:style-name="Normal">            float price;</text:p>
      <text:p text:style-name="Normal">            void get();</text:p>
      <text:p text:style-name="Normal">};</text:p>
      <text:p text:style-name="Normal"/>
      <text:p text:style-name="Normal"/>
      <text:p text:style-name="Normal">void dress::get()</text:p>
      <text:p text:style-name="Normal">           {</text:p>
      <text:p text:style-name="Normal">        cout&lt;&lt;"\n ENTER  DRESS NAME  : ";</text:p>
      <text:p text:style-name="Normal">        cin&gt;&gt;dressname;</text:p>
      <text:p text:style-name="Normal">        cout&lt;&lt;"\n ENTER DRESS ID  NO : ";</text:p>
      <text:p text:style-name="Normal">        cin&gt;&gt;dressid;</text:p>
      <text:p text:style-name="Normal">        cout&lt;&lt;"\n ENTER DRESS PRICE  : ";</text:p>
      <text:p text:style-name="Normal">        cin&gt;&gt;price;</text:p>
      <text:p text:style-name="Normal"/>
      <text:p text:style-name="Normal">        strcpy(filename,dressid);</text:p>
      <text:p text:style-name="Normal">        strcat(filename,".txt");</text:p>
      <text:p text:style-name="Normal">        ofstream  x(filename);</text:p>
      <text:p text:style-name="Normal"/>
      <text:p text:style-name="Normal">        x&lt;&lt;"\n\nDRESS NAME  :"&lt;&lt;dressname;</text:p>
      <text:p text:style-name="Normal">        x&lt;&lt;"\n\nDRESS ID  :"&lt;&lt;dressid;</text:p>
      <text:p text:style-name="Normal">        x&lt;&lt;"\n\nPRICE     :"&lt;&lt;price;</text:p>
      <text:p text:style-name="Normal">        x.close();</text:p>
      <text:p text:style-name="Normal"/>
      <text:p text:style-name="Normal">           }</text:p>
      <text:p text:style-name="Normal"/>
      <text:p text:style-name="Normal">class male:protected dress</text:p>
      <text:p text:style-name="Normal">{</text:p>
      <text:p text:style-name="Normal">   public:</text:p>
      <text:p text:style-name="Normal">        male();</text:p>
      <text:p text:style-name="Normal"/>
      <text:p text:style-name="Normal">};</text:p>
      <text:p text:style-name="Normal">void male::male()</text:p>
      <text:p text:style-name="Normal">        {</text:p>
      <text:p text:style-name="Normal">         get();</text:p>
      <text:p text:style-name="Normal">         fstream x("MALE.txt",ios::app|ios::out);</text:p>
      <text:p text:style-name="Normal">         x&lt;&lt;dressname;</text:p>
      <text:p text:style-name="Normal">         x&lt;&lt;"\t"&lt;&lt;dressid;</text:p>
      <text:p text:style-name="Normal">         x&lt;&lt;"\t "&lt;&lt;price&lt;&lt;endl;</text:p>
      <text:p text:style-name="Normal">         x.close();</text:p>
      <text:p text:style-name="Normal">        }</text:p>
      <text:p text:style-name="Normal"/>
      <text:p text:style-name="Normal"/>
      <text:p text:style-name="Normal"/>
      <text:p text:style-name="Normal">class female:protected dress{</text:p>
      <text:p text:style-name="Normal"/>
      <text:p text:style-name="Normal">                public:</text:p>
      <text:p text:style-name="Normal">                     female();</text:p>
      <text:p text:style-name="Normal"/>
      <text:p text:style-name="Normal">                 };</text:p>
      <text:p text:style-name="Normal"/>
      <text:p text:style-name="Normal">void female::female()</text:p>
      <text:p text:style-name="Normal">        {</text:p>
      <text:p text:style-name="Normal">         get();</text:p>
      <text:p text:style-name="Normal">         fstream x("FEMALE.txt",ios::app|ios::out);</text:p>
      <text:p text:style-name="Normal">         x&lt;&lt;dressname;</text:p>
      <text:p text:style-name="Normal">         x&lt;&lt;"\t"&lt;&lt;dressid;</text:p>
      <text:p text:style-name="Normal">         x&lt;&lt;"\t "&lt;&lt;price&lt;&lt;endl;</text:p>
      <text:p text:style-name="Normal">         x.close();</text:p>
      <text:p text:style-name="Normal">        }</text:p>
      <text:p text:style-name="Normal"/>
      <text:p text:style-name="Normal">class childrn:protected dress</text:p>
      <text:p text:style-name="Normal"/>
      <text:p text:style-name="Normal">{</text:p>
      <text:p text:style-name="Normal"/>
      <text:p text:style-name="Normal">          public:</text:p>
      <text:p text:style-name="Normal">              childrn();</text:p>
      <text:p text:style-name="Normal">};</text:p>
      <text:p text:style-name="Normal"/>
      <text:p text:style-name="Normal"/>
      <text:p text:style-name="Normal">void childrn::childrn()</text:p>
      <text:p text:style-name="Normal">        {</text:p>
      <text:p text:style-name="Normal">         get();</text:p>
      <text:p text:style-name="Normal">         fstream x("CHILD.txt",ios::app|ios::out);</text:p>
      <text:p text:style-name="Normal">         x&lt;&lt;dressname;</text:p>
      <text:p text:style-name="Normal">         x&lt;&lt;"\t"&lt;&lt;dressid;</text:p>
      <text:p text:style-name="Normal">         x&lt;&lt;"\t "&lt;&lt;price&lt;&lt;endl;</text:p>
      <text:p text:style-name="Normal">         x.close();</text:p>
      <text:p text:style-name="Normal">        }</text:p>
      <text:p text:style-name="Normal"/>
      <text:p text:style-name="Normal"/>
      <text:p text:style-name="Normal">class add {</text:p>
      <text:p text:style-name="Normal"/>
      <text:p text:style-name="Normal">     private:</text:p>
      <text:p text:style-name="Normal">             int i;</text:p>
      <text:p text:style-name="Normal"/>
      <text:p text:style-name="Normal">     public:</text:p>
      <text:p text:style-name="Normal">             add();</text:p>
      <text:p text:style-name="Normal"/>
      <text:p text:style-name="Normal">       };</text:p>
      <text:p text:style-name="Normal"/>
      <text:p text:style-name="Normal">add::add()</text:p>
      <text:p text:style-name="Normal">{</text:p>
      <text:p text:style-name="Normal">    clrscr();</text:p>
      <text:p text:style-name="Normal"/>
      <text:p text:style-name="Normal">      while(1)</text:p>
      <text:p text:style-name="Normal">     {</text:p>
      <text:p text:style-name="Normal">        clrscr();</text:p>
      <text:p text:style-name="Normal">        cout&lt;&lt;"\n\n";</text:p>
      <text:p text:style-name="Normal">        cout&lt;&lt;"\t\t Categories of the dress products\n\n";</text:p>
      <text:p text:style-name="Normal">        cout&lt;&lt;"\n\n01. MALE. \n\n02. FEMALE. \n\n03. CHILDREN  OR";</text:p>
      <text:p text:style-name="Normal">        cout&lt;&lt;"\n\n04. EXIT. ";</text:p>
      <text:p text:style-name="Normal">        cout&lt;&lt;"\n\n\n\t Enter your option :";</text:p>
      <text:p text:style-name="Normal">        cin&gt;&gt;i;</text:p>
      <text:p text:style-name="Normal"/>
      <text:p text:style-name="Normal"/>
      <text:p text:style-name="Normal">        if(i==1)</text:p>
      <text:p text:style-name="Normal">        {</text:p>
      <text:p text:style-name="Normal">            male m;</text:p>
      <text:p text:style-name="Normal">        }</text:p>
      <text:p text:style-name="Normal"/>
      <text:p text:style-name="Normal">        if(i==2)</text:p>
      <text:p text:style-name="Normal">        {</text:p>
      <text:p text:style-name="Normal">            female f;</text:p>
      <text:p text:style-name="Normal">        }</text:p>
      <text:p text:style-name="Normal"/>
      <text:p text:style-name="Normal">        if(i==3)</text:p>
      <text:p text:style-name="Normal">        {</text:p>
      <text:p text:style-name="Normal">            childrn c;</text:p>
      <text:p text:style-name="Normal">        }</text:p>
      <text:p text:style-name="Normal">        if(i==4)</text:p>
      <text:p text:style-name="Normal"/>
      <text:p text:style-name="Normal">        break;</text:p>
      <text:p text:style-name="Normal"/>
      <text:p text:style-name="Normal">     }</text:p>
      <text:p text:style-name="Normal">}</text:p>
      <text:p text:style-name="Normal"/>
      <text:p text:style-name="Normal"/>
      <text:p text:style-name="Normal">class search{</text:p>
      <text:p text:style-name="Normal"/>
      <text:p text:style-name="Normal">      private:</text:p>
      <text:p text:style-name="Normal">               int m;</text:p>
      <text:p text:style-name="Normal">               char ch;</text:p>
      <text:p text:style-name="Normal"/>
      <text:p text:style-name="Normal">      public:</text:p>
      <text:p text:style-name="Normal">               search();</text:p>
      <text:p text:style-name="Normal"/>
      <text:p text:style-name="Normal">         };</text:p>
      <text:p text:style-name="Normal"/>
      <text:p text:style-name="Normal"/>
      <text:p text:style-name="Normal">search::search(){</text:p>
      <text:p text:style-name="Normal"/>
      <text:p text:style-name="Normal">              while(1)</text:p>
      <text:p text:style-name="Normal"/>
      <text:p text:style-name="Normal">                {</text:p>
      <text:p text:style-name="Normal"/>
      <text:p text:style-name="Normal">                     clrscr();</text:p>
      <text:p text:style-name="Normal">                     cout&lt;&lt;"\n\n 01.Male";</text:p>
      <text:p text:style-name="Normal">                     cout&lt;&lt;"\n\n 02.Female";</text:p>
      <text:p text:style-name="Normal">                     cout&lt;&lt;"\n\n 03.Children";</text:p>
      <text:p text:style-name="Normal">                     cout&lt;&lt;"\n\n 04.Search by id";</text:p>
      <text:p text:style-name="Normal">                     cout&lt;&lt;"\n\n 05.Exit";</text:p>
      <text:p text:style-name="Normal">                     cout&lt;&lt;"\n\n\t Select an option :";</text:p>
      <text:p text:style-name="Normal">                     cin&gt;&gt;m;</text:p>
      <text:p text:style-name="Normal"/>
      <text:p text:style-name="Normal"/>
      <text:p text:style-name="Normal">                       if(m==1)</text:p>
      <text:p text:style-name="Normal"/>
      <text:p text:style-name="Normal">                        {</text:p>
      <text:p text:style-name="Normal"/>
      <text:p text:style-name="Normal">                         ifstream m("MALE.txt");</text:p>
      <text:p text:style-name="Normal">                         while(m)</text:p>
      <text:p text:style-name="Normal"/>
      <text:p text:style-name="Normal">                           {</text:p>
      <text:p text:style-name="Normal">                            m.get(ch);</text:p>
      <text:p text:style-name="Normal">                            cout&lt;&lt;ch;</text:p>
      <text:p text:style-name="Normal"/>
      <text:p text:style-name="Normal"/>
      <text:p text:style-name="Normal">                           }</text:p>
      <text:p text:style-name="Normal">                      getch();</text:p>
      <text:p text:style-name="Normal"/>
      <text:p text:style-name="Normal">                          }</text:p>
      <text:p text:style-name="Normal"/>
      <text:p text:style-name="Normal">                       if(m==2)</text:p>
      <text:p text:style-name="Normal"/>
      <text:p text:style-name="Normal">                        {</text:p>
      <text:p text:style-name="Normal">                         ifstream m("FEMALE.txt");</text:p>
      <text:p text:style-name="Normal">                         while(m)</text:p>
      <text:p text:style-name="Normal"/>
      <text:p text:style-name="Normal">                           {</text:p>
      <text:p text:style-name="Normal">                             m.get(ch);</text:p>
      <text:p text:style-name="Normal">                             cout&lt;&lt;ch;</text:p>
      <text:p text:style-name="Normal"/>
      <text:p text:style-name="Normal"/>
      <text:p text:style-name="Normal">                           }</text:p>
      <text:p text:style-name="Normal">                      getch();</text:p>
      <text:p text:style-name="Normal"/>
      <text:p text:style-name="Normal">                        }</text:p>
      <text:p text:style-name="Normal"/>
      <text:p text:style-name="Normal"/>
      <text:p text:style-name="Normal">                       if(m==3)</text:p>
      <text:p text:style-name="Normal">                        {</text:p>
      <text:p text:style-name="Normal">                          ifstream m("CHILD.txt");</text:p>
      <text:p text:style-name="Normal">                          while(m)</text:p>
      <text:p text:style-name="Normal">                           {</text:p>
      <text:p text:style-name="Normal">                             m.get(ch);</text:p>
      <text:p text:style-name="Normal">                             cout&lt;&lt;ch;</text:p>
      <text:p text:style-name="Normal"/>
      <text:p text:style-name="Normal"/>
      <text:p text:style-name="Normal">                           }</text:p>
      <text:p text:style-name="Normal">                     getch();</text:p>
      <text:p text:style-name="Normal"/>
      <text:p text:style-name="Normal">                         }</text:p>
      <text:p text:style-name="Normal"/>
      <text:p text:style-name="Normal">                       if(m==4)</text:p>
      <text:p text:style-name="Normal">                        {</text:p>
      <text:p text:style-name="Normal">                          char id[10],filename[20];</text:p>
      <text:p text:style-name="Normal"/>
      <text:p text:style-name="Normal">                          cout&lt;&lt;"input id for search:";</text:p>
      <text:p text:style-name="Normal">                          cin&gt;&gt;id;</text:p>
      <text:p text:style-name="Normal">                          strcpy(filename,id);</text:p>
      <text:p text:style-name="Normal">                          strcat(filename,".txt");</text:p>
      <text:p text:style-name="Normal">                          ifstream m(filename);</text:p>
      <text:p text:style-name="Normal"/>
      <text:p text:style-name="Normal">                          while(m)</text:p>
      <text:p text:style-name="Normal"/>
      <text:p text:style-name="Normal">                               {</text:p>
      <text:p text:style-name="Normal">                               m.get(ch);</text:p>
      <text:p text:style-name="Normal">                               cout&lt;&lt;ch;</text:p>
      <text:p text:style-name="Normal"/>
      <text:p text:style-name="Normal"/>
      <text:p text:style-name="Normal">                            }</text:p>
      <text:p text:style-name="Normal">                         getch();</text:p>
      <text:p text:style-name="Normal">                        }</text:p>
      <text:p text:style-name="Normal"/>
      <text:p text:style-name="Normal">                        if(m==5)</text:p>
      <text:p text:style-name="Normal">                        break;</text:p>
      <text:p text:style-name="Normal"/>
      <text:p text:style-name="Normal"/>
      <text:p text:style-name="Normal"/>
      <text:p text:style-name="Normal"/>
      <text:p text:style-name="Normal">          }</text:p>
      <text:p text:style-name="Normal"/>
      <text:p text:style-name="Normal">        }</text:p>
      <text:p text:style-name="Normal"/>
      <text:p text:style-name="Normal"/>
      <text:p text:style-name="Normal">class cut{</text:p>
      <text:p text:style-name="Normal"/>
      <text:p text:style-name="Normal">    public:</text:p>
      <text:p text:style-name="Normal">         cut();</text:p>
      <text:p text:style-name="Normal"/>
      <text:p text:style-name="Normal">      };</text:p>
      <text:p text:style-name="Normal"/>
      <text:p text:style-name="Normal">cut::cut()</text:p>
      <text:p text:style-name="Normal">     {         char id[20],filename[20];</text:p>
      <text:p text:style-name="Normal">           cout&lt;&lt;"\n\nEnter the id to delete : ";</text:p>
      <text:p text:style-name="Normal">           cin&gt;&gt;id;</text:p>
      <text:p text:style-name="Normal">           strcpy(filename,id);</text:p>
      <text:p text:style-name="Normal">           strcat(filename,".txt");</text:p>
      <text:p text:style-name="Normal">           fstream x(filename,ios::out);</text:p>
      <text:p text:style-name="Normal">           x&lt;&lt;"INFORMATION IS UNAVALABLE";</text:p>
      <text:p text:style-name="Normal">           x.close();</text:p>
      <text:p text:style-name="Normal">     }</text:p>
      <text:p text:style-name="Normal"/>
      <text:p text:style-name="Normal"/>
      <text:p text:style-name="Normal"/>
      <text:p text:style-name="Normal">  int main()</text:p>
      <text:p text:style-name="Normal"/>
      <text:p text:style-name="Normal">     {</text:p>
      <text:p text:style-name="Normal">         int i;</text:p>
      <text:p text:style-name="Normal"/>
      <text:p text:style-name="Normal">         textcolor(5);</text:p>
      <text:p text:style-name="Normal">         textbackground(0);</text:p>
      <text:p text:style-name="Normal"/>
      <text:p text:style-name="Normal">         clrscr();</text:p>
      <text:p text:style-name="Normal"/>
      <text:p text:style-name="Normal">        while(1)</text:p>
      <text:p text:style-name="Normal">               {</text:p>
      <text:p text:style-name="Normal">                clrscr();</text:p>
      <text:p text:style-name="Normal">                cout&lt;&lt; "Choose an option\n\n";</text:p>
      <text:p text:style-name="Normal">                cout&lt;&lt; "\n\t01. Add a product.\n";</text:p>
      <text:p text:style-name="Normal">                cout&lt;&lt; "\n\t02. Search any product.\n";</text:p>
      <text:p text:style-name="Normal">                cout&lt;&lt; "\n\t03. Delete any product.\n";</text:p>
      <text:p text:style-name="Normal">                cout&lt;&lt; "\n\t04. Exit.";</text:p>
      <text:p text:style-name="Normal">                cout&lt;&lt; "\n\n\nEnter an option :";</text:p>
      <text:p text:style-name="Normal">                cin&gt;&gt;i;</text:p>
      <text:p text:style-name="Normal"/>
      <text:p text:style-name="Normal">                if(i==1)</text:p>
      <text:p text:style-name="Normal">                   {</text:p>
      <text:p text:style-name="Normal">                   add a;</text:p>
      <text:p text:style-name="Normal">                   }</text:p>
      <text:p text:style-name="Normal"/>
      <text:p text:style-name="Normal">                if(i==2)</text:p>
      <text:p text:style-name="Normal">                {</text:p>
      <text:p text:style-name="Normal"/>
      <text:p text:style-name="Normal">                    search s;</text:p>
      <text:p text:style-name="Normal"/>
      <text:p text:style-name="Normal">                }</text:p>
      <text:p text:style-name="Normal"/>
      <text:p text:style-name="Normal">                 if(i==3)</text:p>
      <text:p text:style-name="Normal">                {</text:p>
      <text:p text:style-name="Normal">                    cut c;</text:p>
      <text:p text:style-name="Normal">                }</text:p>
      <text:p text:style-name="Normal"/>
      <text:p text:style-name="Normal">                  if(i==4)</text:p>
      <text:p text:style-name="Normal">                  break;</text:p>
      <text:p text:style-name="Normal"/>
      <text:p text:style-name="Normal">               }</text:p>
      <text:p text:style-name="Normal"/>
      <text:p text:style-name="Normal">       return 0;</text:p>
      <text:p text:style-name="Normal"/>
      <text:p text:style-name="Normal">     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aidraja4411@gmail.com</meta:initial-creator>
    <dc:creator>abaidraja4411@gmail.com</dc:creator>
    <meta:creation-date>2022-04-14T08:53:00Z</meta:creation-date>
    <dc:date>2022-04-14T08:53:00Z</dc:date>
    <meta:template xlink:href="Normal.dotm" xlink:type="simple"/>
    <meta:editing-cycles>2</meta:editing-cycles>
    <meta:editing-duration>PT0S</meta:editing-duration>
    <meta:document-statistic meta:page-count="1" meta:paragraph-count="11" meta:word-count="857" meta:character-count="5737" meta:row-count="40" meta:non-whitespace-character-count="4891"/>
  </office:meta>
</office:document-meta>
</file>